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15.513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4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803cm" fo:break-before="auto" style:use-optimal-row-height="true"/>
    </style:style>
    <style:style style:name="ro5" style:family="table-row">
      <style:table-row-properties style:row-height="1.147cm" fo:break-before="auto" style:use-optimal-row-height="true"/>
    </style:style>
    <style:style style:name="ro6" style:family="table-row">
      <style:table-row-properties style:row-height="1.593cm" fo:break-before="auto" style:use-optimal-row-height="true"/>
    </style:style>
    <style:style style:name="ro7" style:family="table-row">
      <style:table-row-properties style:row-height="1.231cm" fo:break-before="auto" style:use-optimal-row-height="true"/>
    </style:style>
    <style:style style:name="ro8" style:family="table-row">
      <style:table-row-properties style:row-height="0.718cm" fo:break-before="auto" style:use-optimal-row-height="true"/>
    </style:style>
    <style:style style:name="ro9" style:family="table-row">
      <style:table-row-properties style:row-height="0.721cm" fo:break-before="auto" style:use-optimal-row-height="tru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Excel_20_Built-in_20_Normal">
      <style:table-cell-properties fo:border-bottom="0.088cm solid #000000" style:text-align-source="fix" style:repeat-content="false" fo:border-left="0.088cm solid #000000" fo:padding="0.136cm" fo:border-right="none" fo:border-top="0.088cm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fo:border="0.088cm solid #000000" style:direction="ltr" fo:padding="0.136cm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8" style:family="table-cell" style:parent-style-name="Excel_20_Built-in_20_Normal">
      <style:table-cell-properties fo:border-bottom="0.01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9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1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7" style:family="table-cell" style:parent-style-name="Excel_20_Built-in_20_Normal">
      <style:table-cell-properties fo:border-bottom="0.035cm solid #000000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8" style:family="table-cell" style:parent-style-name="Excel_20_Built-in_20_Normal">
      <style:table-cell-properties fo:border-bottom="none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9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4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</office:automatic-styles>
  <office:body>
    <office:spreadsheet>
      <table:table table:name="Tabelle1" table:style-name="ta1" table:print-ranges="Tabelle1.A1:Tabelle1.C58">
        <table:table-column table:style-name="co1" table:default-cell-style-name="ce12"/>
        <table:table-column table:style-name="co2" table:default-cell-style-name="ce13"/>
        <table:table-column table:style-name="co3" table:default-cell-style-name="ce25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Verbesserungsmaßnahmen Faktor-IPS UI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>
            <text:p>Stand</text:p>
          </table:table-cell>
          <table:table-cell table:style-name="ce14" office:value-type="date" office:date-value="2010-02-19">
            <text:p>19.02.10</text:p>
          </table:table-cell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4" office:value-type="string">
            <text:p>Werkzeug bzw. Maßnahme</text:p>
          </table:table-cell>
          <table:table-cell table:style-name="ce15" office:value-type="string">
            <text:p>Aufgaben detailiert</text:p>
          </table:table-cell>
          <table:table-cell table:style-name="ce26" office:value-type="string">
            <text:p>Aufwand (PT)</text:p>
          </table:table-cell>
          <table:table-cell table:style-name="ce26" office:value-type="string">
            <text:p>Status</text:p>
          </table:table-cell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5">
            <text:p>Kopierwizard</text:p>
          </table:table-cell>
          <table:table-cell table:style-name="ce16" office:value-type="string">
            <text:p>Suchtext auf nichtvorhandensein von Versions-ID plausibilisieren (Kopiewizard)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Hinweis, wenn der zu suchende Text nirgends gefunden wird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Validierung /Warning, ob Suchmuster gefunden, Entsprechende Anzeig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opt. Highlighting von Treffern während Eingab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7" office:value-type="string">
            <text:p>Kopie / Referenzauswahl auf einer Seite zusammenfassen, danach Vorschau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>
            <text:p>Produktliste</text:p>
          </table:table-cell>
          <table:table-cell table:style-name="ce17" office:value-type="string">
            <text:p>alle verfügbaren Produkte (Top-Level Produktbausteine) werden in extra-View angezeigt und dienen als Ausgangspunkt für die Bearbeitung.</text:p>
          </table:table-cell>
          <table:table-cell table:style-name="ce28" office:value-type="float" office:value="10">
            <text:p>10</text:p>
          </table:table-cell>
          <table:table-cell table:style-name="ce35"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7">
            <text:p>Erweiterungen Produktstrukturexplorer</text:p>
          </table:table-cell>
          <table:table-cell table:style-name="ce16" office:value-type="string">
            <text:p>Anzeige unabhängig von Arbeitsdatum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Anpassungsstufe auswählba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Kontextfunktionen zum Kopieren in Produktstrukturexplorer aufnehm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Kontextfunktionen zum Bearbeiten von Beziehungen im Produktstrukturexplorer anbiet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Drag &amp; Drop für Beziehungen im Produktstrukturexplore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Hinzufügen von Beziehungen im Produktstrukturexplorer, Autosav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Funktion "Suche Produktbausteine" im Produktstruktutr-Explorer zeigt Bausteine Instance-View an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2">
            <text:p>Eingabeunterstützung</text:p>
          </table:table-cell>
          <table:table-cell table:style-name="ce16" office:value-type="string">
            <text:p>Erwartete Formate in Editoren(auch Tabellenspalten) anzeigen (Tooltipp, Spaltenkopf, ..)</text:p>
          </table:table-cell>
          <table:table-cell table:style-name="ce27" office:value-type="float" office:value="15">
            <text:p>15</text:p>
          </table:table-cell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Unterstützung bei der Eingabe von Datümern (z.B. automatisches Auffüllen von Trennpunkten)</text:p>
          </table:table-cell>
          <table:table-cell table:style-name="ce28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3">
            <text:p>Modellbeschreibungs-View</text:p>
          </table:table-cell>
          <table:table-cell table:style-name="ce16" office:value-type="string">
            <text:p>Neben Attributen auch Beschreibung der Beziehungen in der Description-View anzeig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6">
          <table:covered-table-cell table:style-name="ce6"/>
          <table:table-cell table:style-name="ce16" office:value-type="string">
            <text:p>Funktion im ProduktEditor zum Öffnen der Modellbeschreibung anbieten (falls geschlossen wurde), Kontextmenü im Editor <text:s/>"Show Model Description" oder Close von Modellbeschreibung in Produktdefinitionsperspektive deaktivieren (x)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7" office:value-type="string">
            <text:p>Mögliche EnumWerte in Modelldescription anzeigen (Aufklappbar)</text:p>
          </table:table-cell>
          <table:table-cell table:style-name="ce28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4">
          <table:table-cell table:style-name="ce5" office:value-type="string">
            <text:p>Produktklassenspezifische Namen</text:p>
          </table:table-cell>
          <table:table-cell table:style-name="ce17" office:value-type="string">
            <text:p>z.B. Neu &gt; Leistungsart <text:s/>anstatt Neu &gt; Produktbaustein</text:p>
          </table:table-cell>
          <table:table-cell table:style-name="ce28" office:value-type="float" office:value="15">
            <text:p>15</text:p>
          </table:table-cell>
          <table:table-cell table:style-name="ce35"/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4">
          <table:table-cell table:style-name="ce5" office:value-type="string" table:number-columns-spanned="1" table:number-rows-spanned="4">
            <text:p>Tabellen</text:p>
          </table:table-cell>
          <table:table-cell table:style-name="ce16" office:value-type="string">
            <text:p>Leere Tabellen zulass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leere Zeile bei Neuanlage Tabell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6"/>
          <table:table-cell table:style-name="ce16" office:value-type="string">
            <text:p>Im/Export unabhängig von Tabellenvalidität ermöglich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4">
          <table:covered-table-cell table:style-name="ce5"/>
          <table:table-cell table:style-name="ce17" office:value-type="string">
            <text:p>&lt;null&gt; nurnoch für Strings verwenden, Option im Im-Exportwizard entfernen</text:p>
          </table:table-cell>
          <table:table-cell table:style-name="ce28"/>
          <table:table-cell table:style-name="ce35" office:value-type="string">
            <text:p>mit Jan diskutieren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6" office:value-type="string">
            <text:p>kleinere Optimierungen</text:p>
          </table:table-cell>
          <table:table-cell table:style-name="ce16" office:value-type="string">
            <text:p>Editoren: Layout/Scrollverhalten bei <text:s/>kleinen Auflösungen prüfen, ggf. auf / Zuklappbare Sections verwenden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 office:value-type="string">
            <text:p>Package-Handling: Vorbelegung nicht markieren, Punkt anhängen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Kopieren in erste Menüebene aufnehmen und gegen Kopieren in Zwischenablage abgrenzen: (z.B. Kopiere Produktbaustein-Struktur, Kopiere in Zwischenablage)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 office:value-type="string">
            <text:p>Funktion "Kopiere Tabelle" im Kontextmenü anbieten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 office:value-type="string">
            <text:p>bei Neu &gt; Tabelleninhalt den Namen nicht vorbelegen</text:p>
          </table:table-cell>
          <table:table-cell table:style-name="ce27"/>
          <table:table-cell table:style-name="ce35" office:value-type="string">
            <text:p>wird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Copy &amp; Paste Einträge für IPSObjects im Menü von Produktdefinitionsexploer ausblend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4">
          <table:table-cell table:style-name="ce7"/>
          <table:table-cell table:style-name="ce18" office:value-type="string">
            <text:p>Fehlermarker in Produktstrukturexplorer &amp; InstanceView anzeigen</text:p>
          </table:table-cell>
          <table:table-cell table:style-name="ce29"/>
          <table:table-cell table:style-name="ce36" office:value-type="string">
            <text:p>erledig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8" office:value-type="string">
            <text:p>Anzeige der Businessfunction und Schweregrad an der Regeldarstellung im Produktbausteineditor</text:p>
          </table:table-cell>
          <table:table-cell table:style-name="ce19"/>
          <table:table-cell table:style-name="ce30" office:value-type="float" office:value="1">
            <text:p>1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7">
          <table:table-cell table:style-name="ce8" office:value-type="string">
            <text:p>Prüfungen-Übersichts-View</text:p>
          </table:table-cell>
          <table:table-cell table:style-name="ce19"/>
          <table:table-cell table:style-name="ce30" office:value-type="float" office:value="10">
            <text:p>10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6">
          <table:table-cell table:style-name="ce9" office:value-type="string">
            <text:p>Ein- und Ausschalten von Prüfungen Ergänzung der Beschreibung im Produktbausteineditor</text:p>
          </table:table-cell>
          <table:table-cell table:style-name="Default"/>
          <table:table-cell table:style-name="ce31"/>
          <table:table-cell table:style-name="ce38" office:value-type="string">
            <text:p>noch nicht mit KQV abgestimmt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Anpassung des Editors</text:p>
          </table:table-cell>
          <table:table-cell table:style-name="ce32" office:value-type="float" office:value="8">
            <text:p>8</text:p>
          </table:table-cell>
          <table:table-cell table:style-name="ce39"/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Verschiebung der Regelbeschreibung in Modellbeschreibungs-View</text:p>
          </table:table-cell>
          <table:table-cell table:style-name="ce32" office:value-type="float" office:value="2">
            <text:p>2</text:p>
          </table:table-cell>
          <table:table-cell table:style-name="ce39"/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Anpassung des Vertrags/Produktklasseneditors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Codegenerator</text:p>
          </table:table-cell>
          <table:table-cell table:style-name="ce32" office:value-type="float" office:value="6">
            <text:p>6</text:p>
          </table:table-cell>
          <table:table-cell table:style-name="ce39"/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Delta-Fix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8">
          <table:table-cell table:style-name="ce10"/>
          <table:table-cell table:style-name="ce20" office:value-type="string">
            <text:p>- Compare-View</text:p>
          </table:table-cell>
          <table:table-cell table:style-name="ce32" office:value-type="float" office:value="4">
            <text:p>4</text:p>
          </table:table-cell>
          <table:table-cell table:style-name="ce35"/>
          <table:table-cell table:number-columns-repeated="1020"/>
        </table:table-row>
        <table:table-row table:style-name="ro8">
          <table:table-cell table:style-name="ce9"/>
          <table:table-cell table:style-name="ce21" office:value-type="string">
            <text:p>- Kopier-Wizard</text:p>
          </table:table-cell>
          <table:table-cell table:style-name="ce32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8">
          <table:table-cell table:style-name="ce9"/>
          <table:table-cell table:style-name="ce22" office:value-type="string">
            <text:p>- Migration</text:p>
          </table:table-cell>
          <table:table-cell table:style-name="ce33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4">
          <table:table-cell table:style-name="ce7"/>
          <table:table-cell table:style-name="ce23"/>
          <table:table-cell table:style-name="ce29"/>
          <table:table-cell table:style-name="ce36"/>
          <table:table-cell table:number-columns-repeated="1020"/>
        </table:table-row>
        <table:table-row table:style-name="ro9">
          <table:table-cell table:style-name="ce11"/>
          <table:table-cell table:style-name="ce24" office:value-type="string">
            <text:p>Summe</text:p>
          </table:table-cell>
          <table:table-cell table:style-name="ce34" table:formula="of:=SUM([.C5:.C56])" office:value-type="float" office:value="121">
            <text:p>121</text:p>
          </table:table-cell>
          <table:table-cell/>
          <table:table-cell table:style-name="Default" table:number-columns-repeated="1019"/>
          <table:table-cell/>
        </table:table-row>
        <table:table-row table:style-name="ro10">
          <table:table-cell table:number-columns-repeated="1024"/>
        </table:table-row>
        <table:table-row table:style-name="ro2" table:number-rows-repeated="65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number:number-style style:name="N5144P0" style:volatile="true" number:language="de" number:country="DE">
      <number:number number:decimal-places="0" number:min-integer-digits="1" number:grouping="true"/>
      <number:text> €</number:text>
    </number:number-style>
    <number:number-style style:name="N514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44P0"/>
    </number:number-style>
    <number:number-style style:name="N5145P0" style:volatile="true" number:language="de" number:country="DE">
      <number:number number:decimal-places="0" number:min-integer-digits="1" number:grouping="true"/>
      <number:text> €</number:text>
    </number:number-style>
    <number:number-style style:name="N514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5P0"/>
    </number:number-style>
    <number:number-style style:name="N5146P0" style:volatile="true" number:language="de" number:country="DE">
      <number:number number:decimal-places="2" number:min-integer-digits="1" number:grouping="true"/>
      <number:text> €</number:text>
    </number:number-style>
    <number:number-style style:name="N5146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46P0"/>
    </number:number-style>
    <number:number-style style:name="N5147P0" style:volatile="true" number:language="de" number:country="DE">
      <number:number number:decimal-places="2" number:min-integer-digits="1" number:grouping="true"/>
      <number:text> €</number:text>
    </number:number-style>
    <number:number-style style:name="N5147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47P0"/>
    </number:number-style>
    <number:number-style style:name="N5148P0" style:volatile="true" number:language="de" number:country="DE">
      <number:number number:decimal-places="0" number:min-integer-digits="1" number:grouping="true"/>
      <number:text>   </number:text>
    </number:number-style>
    <number:number-style style:name="N514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48P0"/>
    </number:number-style>
    <number:number-style style:name="N5149P0" style:volatile="true" number:language="de" number:country="DE">
      <number:number number:decimal-places="0" number:min-integer-digits="1" number:grouping="true"/>
      <number:text>   </number:text>
    </number:number-style>
    <number:number-style style:name="N514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49P0"/>
    </number:number-style>
    <number:number-style style:name="N5150P0" style:volatile="true" number:language="de" number:country="DE">
      <number:number number:decimal-places="2" number:min-integer-digits="1" number:grouping="true"/>
      <number:text>   </number:text>
    </number:number-style>
    <number:number-style style:name="N5150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50P0"/>
    </number:number-style>
    <number:number-style style:name="N5151P0" style:volatile="true" number:language="de" number:country="DE">
      <number:number number:decimal-places="2" number:min-integer-digits="1" number:grouping="true"/>
      <number:text>   </number:text>
    </number:number-style>
    <number:number-style style:name="N5151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51P0"/>
    </number:number-style>
    <number:number-style style:name="N5152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52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52P2" style:volatile="true" number:language="de" number:country="DE">
      <number:text> -    </number:text>
    </number:number-style>
    <number:text-style style:name="N5152" number:language="de" number:country="DE">
      <number:text> </number:text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5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53P2" style:volatile="true" number:language="de" number:country="DE">
      <number:text> - € </number:text>
    </number:number-style>
    <number:text-style style:name="N5153" number:language="de" number:country="DE">
      <number:text> </number:text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4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54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54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54" number:language="de" number:country="DE">
      <number:text> </number:text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5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5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5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55" number:language="de" number:country="DE">
      <number:text> </number:text>
      <number:text-content/>
      <number:text> </number:text>
      <style:map style:condition="value()&gt;0" style:apply-style-name="N5155P0"/>
      <style:map style:condition="value()&lt;0" style:apply-style-name="N5155P1"/>
      <style:map style:condition="value()=0" style:apply-style-name="N5155P2"/>
    </number:text-style>
    <number:number-style style:name="N5156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fo:background-color="transparent" style:scale-to="6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4:3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untz</meta:initial-creator>
    <meta:creation-date>2009-12-16T21:53:17.92</meta:creation-date>
    <dc:date>2010-02-19T14:30:55.73</dc:date>
    <dc:creator>Peter Kuntz</dc:creator>
    <meta:editing-duration>PT13H47M14S</meta:editing-duration>
    <meta:editing-cycles>16</meta:editing-cycles>
    <meta:generator>OpenOffice.org/3.0$Win32 OpenOffice.org_project/300m9$Build-9358</meta:generator>
    <meta:printed-by>Peter Kuntz</meta:printed-by>
    <meta:print-date>2009-12-17T09:45:48.03</meta:print-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